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Arial MSFontService', 'Arial MSFontService', sans-serif"/>
    <style:font-face style:name="Lohit Devanagari1" svg:font-family="'Lohit Devanagari'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ebb" officeooo:paragraph-rsid="0007debb"/>
    </style:style>
    <style:style style:name="P2" style:family="paragraph" style:parent-style-name="Standard">
      <style:text-properties officeooo:rsid="0008f87d" officeooo:paragraph-rsid="0008f87d"/>
    </style:style>
    <style:style style:name="P3" style:family="paragraph" style:parent-style-name="Standard">
      <style:text-properties officeooo:rsid="0008f87d" officeooo:paragraph-rsid="001141bb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b1b4e" officeooo:paragraph-rsid="0008f87d" style:text-blinking="false" style:font-size-asian="14pt" style:font-size-complex="14pt" loext:padding="0in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b1b4e" officeooo:paragraph-rsid="000bdb71" style:text-blinking="false" style:font-size-asian="14pt" style:font-size-complex="14pt" loext:padding="0in" loext:border="non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b1b4e" officeooo:paragraph-rsid="001141bb" style:text-blinking="false" style:font-size-asian="14pt" style:font-size-complex="14pt" loext:padding="0in" loext:border="none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d5282" officeooo:paragraph-rsid="000d5282" style:text-blinking="false" style:font-size-asian="14pt" style:font-size-complex="14pt" loext:padding="0in" loext:border="none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d5282" officeooo:paragraph-rsid="000d5282" style:text-blinking="false" style:font-size-asian="14pt" style:font-weight-asian="normal" style:font-size-complex="14pt" style:font-weight-complex="normal" loext:padding="0in" loext:border="none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bold" officeooo:rsid="000b1b4e" officeooo:paragraph-rsid="0007debb" style:text-blinking="false" style:font-size-asian="14pt" style:font-weight-asian="bold" style:font-size-complex="14pt" style:font-weight-complex="bold" loext:padding="0in" loext:border="none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8cd8d" officeooo:paragraph-rsid="0022e3ef" style:text-blinking="false" style:font-size-asian="12pt" style:font-size-complex="12pt" loext:padding="0in" loext:border="none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247905" officeooo:paragraph-rsid="00247905" style:text-blinking="false" style:font-size-asian="12pt" style:font-size-complex="12pt" loext:padding="0in" loext:border="none"/>
    </style:style>
    <style:style style:name="P12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0d5282" style:text-blinking="false" style:font-size-asian="14pt" style:font-weight-asian="normal" style:font-size-complex="14pt" style:font-weight-complex="normal" loext:padding="0in" loext:border="none"/>
    </style:style>
    <style:style style:name="P13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2db2b" style:text-blinking="false" style:font-size-asian="14pt" style:font-weight-asian="normal" style:font-size-complex="14pt" style:font-weight-complex="normal" loext:padding="0in" loext:border="none"/>
    </style:style>
    <style:style style:name="P14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0bdb71" style:text-blinking="false" style:font-size-asian="14pt" style:font-weight-asian="normal" style:font-size-complex="14pt" style:font-weight-complex="normal" loext:padding="0in" loext:border="none"/>
    </style:style>
    <style:style style:name="P15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4f1a8" style:text-blinking="false" style:font-size-asian="14pt" style:font-size-complex="14pt" loext:padding="0in" loext:border="none"/>
    </style:style>
    <style:style style:name="P16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8cd8d" style:text-blinking="false" style:font-size-asian="14pt" style:font-size-complex="14pt" loext:padding="0in" loext:border="none"/>
    </style:style>
    <style:style style:name="P17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d481b" style:text-blinking="false" style:font-size-asian="14pt" style:font-size-complex="14pt" loext:padding="0in" loext:border="none"/>
    </style:style>
    <style:style style:name="P18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09fef" style:text-blinking="false" style:font-size-asian="14pt" style:font-size-complex="14pt" loext:padding="0in" loext:border="none"/>
    </style:style>
    <style:style style:name="P19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0b788" style:text-blinking="false" style:font-size-asian="14pt" style:font-size-complex="14pt" loext:padding="0in" loext:border="none"/>
    </style:style>
    <style:style style:name="P20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7cc48" style:text-blinking="false" style:font-size-asian="14pt" style:font-size-complex="14pt" loext:padding="0in" loext:border="none"/>
    </style:style>
    <style:style style:name="P21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90f37" style:text-blinking="false" style:font-size-asian="14pt" style:font-size-complex="14pt" loext:padding="0in" loext:border="none"/>
    </style:style>
    <style:style style:name="P22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18cd8d" officeooo:paragraph-rsid="0018cd8d" style:text-blinking="false" style:font-size-asian="14pt" style:font-size-complex="14pt" loext:padding="0in" loext:border="none"/>
    </style:style>
    <style:style style:name="P23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1d481b" officeooo:paragraph-rsid="001d481b" style:text-blinking="false" style:font-size-asian="14pt" style:font-size-complex="14pt" loext:padding="0in" loext:border="none"/>
    </style:style>
    <style:style style:name="P24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247905" officeooo:paragraph-rsid="00247905" style:text-blinking="false" style:font-size-asian="14pt" style:font-size-complex="14pt" loext:padding="0in" loext:border="none"/>
    </style:style>
    <style:style style:name="P25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290f37" officeooo:paragraph-rsid="00290f37" style:text-blinking="false" style:font-size-asian="14pt" style:font-size-complex="14pt" loext:padding="0in" loext:border="none"/>
    </style:style>
    <style:style style:name="P26" style:family="paragraph" style:parent-style-name="Standard">
      <style:text-properties officeooo:rsid="0014f1a8" officeooo:paragraph-rsid="0014f1a8"/>
    </style:style>
    <style:style style:name="P27" style:family="paragraph" style:parent-style-name="Standard">
      <style:text-properties officeooo:rsid="0018cd8d" officeooo:paragraph-rsid="0018cd8d"/>
    </style:style>
    <style:style style:name="P28" style:family="paragraph" style:parent-style-name="Standard">
      <style:text-properties officeooo:rsid="0018cd8d" officeooo:paragraph-rsid="00209fef"/>
    </style:style>
    <style:style style:name="P29" style:family="paragraph" style:parent-style-name="Standard">
      <style:text-properties officeooo:rsid="001c456e" officeooo:paragraph-rsid="001c456e"/>
    </style:style>
    <style:style style:name="P30" style:family="paragraph" style:parent-style-name="Standard">
      <style:text-properties officeooo:rsid="001c456e" officeooo:paragraph-rsid="001d481b"/>
    </style:style>
    <style:style style:name="P31" style:family="paragraph" style:parent-style-name="Standard">
      <style:text-properties officeooo:rsid="00209fef" officeooo:paragraph-rsid="00209fef"/>
    </style:style>
    <style:style style:name="P32" style:family="paragraph" style:parent-style-name="Standard">
      <style:text-properties fo:color="#ce181e" officeooo:rsid="0027cc48" officeooo:paragraph-rsid="0027cc48"/>
    </style:style>
    <style:style style:name="P33" style:family="paragraph" style:parent-style-name="Standard">
      <style:text-properties fo:color="#000000" officeooo:rsid="00290f37" officeooo:paragraph-rsid="00290f37"/>
    </style:style>
    <style:style style:name="P34" style:family="paragraph" style:parent-style-name="Text_20_body">
      <style:text-properties fo:font-variant="normal" fo:text-transform="none" fo:language="en" fo:country="US" fo:font-style="normal" fo:font-weight="normal" officeooo:rsid="0008f87d" officeooo:paragraph-rsid="0008f87d"/>
    </style:style>
    <style:style style:name="P35" style:family="paragraph" style:parent-style-name="Text_20_body">
      <style:text-properties fo:font-variant="normal" fo:text-transform="none" fo:font-size="14pt" fo:language="en" fo:country="US" fo:font-style="normal" fo:font-weight="normal" officeooo:rsid="0008f87d" officeooo:paragraph-rsid="0008f87d" style:font-size-asian="14pt" style:font-size-complex="14pt"/>
    </style:style>
    <style:style style:name="P36" style:family="paragraph" style:parent-style-name="Text_20_body">
      <style:text-properties fo:font-variant="normal" fo:text-transform="none" fo:font-size="14pt" fo:language="en" fo:country="US" fo:font-style="normal" fo:font-weight="normal" officeooo:paragraph-rsid="0008f87d" style:font-size-asian="14pt" style:font-weight-asian="normal" style:font-size-complex="14pt" style:font-weight-complex="normal"/>
    </style:style>
    <style:style style:name="P37" style:family="paragraph" style:parent-style-name="Text_20_body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paragraph-rsid="0008f87d" style:text-blinking="false" style:font-size-asian="14pt" style:font-weight-asian="normal" style:font-size-complex="14pt" style:font-weight-complex="normal" loext:padding="0in" loext:border="none"/>
    </style:style>
    <style:style style:name="P38" style:family="paragraph" style:parent-style-name="Text_20_body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08f87d" style:text-blinking="false" style:font-size-asian="14pt" style:font-weight-asian="normal" style:font-size-complex="14pt" style:font-weight-complex="normal" loext:padding="0in" loext:border="none"/>
    </style:style>
    <style:style style:name="P39" style:family="paragraph" style:parent-style-name="Text_20_body">
      <style:paragraph-properties fo:line-height="100%"/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aafb8" style:text-blinking="false" style:font-size-asian="14pt" style:font-size-complex="14pt" loext:padding="0in" loext:border="none"/>
    </style:style>
    <style:style style:name="P40" style:family="paragraph" style:parent-style-name="Text_20_body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8cd8d" style:text-blinking="false" style:font-size-asian="14pt" style:font-size-complex="14pt" loext:padding="0in" loext:border="none"/>
    </style:style>
    <style:style style:name="P41" style:family="paragraph" style:parent-style-name="Text_20_body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f7661" style:text-blinking="false" style:font-size-asian="14pt" style:font-size-complex="14pt" loext:padding="0in" loext:border="none"/>
    </style:style>
    <style:style style:name="P42" style:family="paragraph" style:parent-style-name="Text_20_body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09fef" style:text-blinking="false" style:font-size-asian="14pt" style:font-size-complex="14pt" loext:padding="0in" loext:border="none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b1b4e" officeooo:paragraph-rsid="000b1b4e" style:text-blinking="false" style:font-size-asian="14pt" style:font-size-complex="14pt" loext:padding="0in" loext:border="none"/>
    </style:style>
    <style:style style:name="P44" style:family="paragraph" style:parent-style-name="Text_20_body">
      <loext:graphic-properties draw:fill="none" draw:fill-color="#ffffff"/>
      <style:paragraph-properties fo:margin-left="0in" fo:margin-right="0in" fo:line-height="100%" fo:text-align="start" style:justify-single-word="false" fo:text-indent="0in" style:auto-text-indent="false" fo:background-color="transparent"/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1aafb8" style:text-blinking="false" style:font-size-asian="14pt" style:font-size-complex="14pt" loext:padding="0in" loext:border="none"/>
    </style:style>
    <style:style style:name="P45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290f37" officeooo:paragraph-rsid="00290f37" style:text-blinking="false" style:font-size-asian="14pt" style:font-size-complex="14pt" loext:padding="0in" loext:border="none"/>
    </style:style>
    <style:style style:name="P46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290f37" officeooo:paragraph-rsid="002fe7cb" style:text-blinking="false" style:font-size-asian="14pt" style:font-size-complex="14pt" loext:padding="0in" loext:border="none"/>
    </style:style>
    <style:style style:name="P47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27cc48" style:text-blinking="false" style:font-size-asian="14pt" style:font-size-complex="14pt" loext:padding="0in" loext:border="none"/>
    </style:style>
    <style:style style:name="P48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8f87d" officeooo:paragraph-rsid="00303b0a" style:text-blinking="false" style:font-size-asian="14pt" style:font-weight-asian="normal" style:font-size-complex="14pt" style:font-weight-complex="normal" loext:padding="0in" loext:border="none"/>
    </style:style>
    <style:style style:name="P49" style:family="paragraph" style:parent-style-name="Standard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318d08" officeooo:paragraph-rsid="00318d08" style:text-blinking="false" style:font-size-asian="14pt" style:font-weight-asian="normal" style:font-size-complex="14pt" style:font-weight-complex="normal" loext:padding="0in" loext:border="none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290f37" officeooo:paragraph-rsid="002cd372" style:text-blinking="false" style:font-size-asian="14pt" style:font-size-complex="14pt" loext:padding="0in" loext:border="none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0aec2c" officeooo:paragraph-rsid="00303b0a" style:text-blinking="false" style:font-size-asian="14pt" style:font-size-complex="14pt" loext:padding="0in" loext:border="none"/>
    </style:style>
    <style:style style:name="P52" style:family="paragraph" style:parent-style-name="Standard">
      <style:text-properties officeooo:rsid="0008f87d" officeooo:paragraph-rsid="001494ab"/>
    </style:style>
    <style:style style:name="T1" style:family="text">
      <style:text-properties fo:color="#ff0000" style:text-line-through-style="none" style:text-line-through-type="none" style:font-name="Arial" fo:letter-spacing="normal" style:text-underline-style="none" officeooo:rsid="0008f87d" style:text-blinking="false" loext:padding="0in" loext:border="none"/>
    </style:style>
    <style:style style:name="T2" style:family="text">
      <style:text-properties fo:color="#ff0000" style:text-line-through-style="none" style:text-line-through-type="none" style:font-name="Arial" fo:letter-spacing="normal" style:text-underline-style="none" style:text-blinking="false" loext:padding="0in" loext:border="none"/>
    </style:style>
    <style:style style:name="T3" style:family="text">
      <style:text-properties fo:color="#ff0000" style:text-line-through-style="none" style:text-line-through-type="none" style:font-name="Arial" fo:letter-spacing="normal" style:text-underline-style="none" officeooo:rsid="0009f87c" style:text-blinking="false" loext:padding="0in" loext:border="none"/>
    </style:style>
    <style:style style:name="T4" style:family="text">
      <style:text-properties fo:color="#ff0000" style:text-line-through-style="none" style:text-line-through-type="none" style:font-name="Arial" fo:font-size="14pt" fo:letter-spacing="normal" style:text-underline-style="none" style:text-blinking="false" style:font-size-asian="14pt" style:font-size-complex="14pt" loext:padding="0in" loext:border="none"/>
    </style:style>
    <style:style style:name="T5" style:family="text">
      <style:text-properties fo:color="#ff0000" style:text-line-through-style="none" style:text-line-through-type="none" fo:letter-spacing="normal" style:text-underline-style="none" style:text-blinking="false" loext:padding="0in" loext:border="none"/>
    </style:style>
    <style:style style:name="T6" style:family="text">
      <style:text-properties fo:color="#ff0000" style:text-line-through-style="none" style:text-line-through-type="none" fo:letter-spacing="normal" style:text-underline-style="none" officeooo:rsid="0008f87d" style:text-blinking="false" loext:padding="0in" loext:border="none"/>
    </style:style>
    <style:style style:name="T7" style:family="text">
      <style:text-properties fo:color="#ff0000" style:text-line-through-style="none" style:text-line-through-type="none" fo:font-size="14pt" fo:letter-spacing="normal" style:text-underline-style="none" style:text-blinking="false" style:font-size-asian="14pt" style:font-size-complex="14pt" loext:padding="0in" loext:border="none"/>
    </style:style>
    <style:style style:name="T8" style:family="text">
      <style:text-properties fo:color="#ff0000" fo:font-weight="normal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style:text-blinking="false" style:font-size-asian="14pt" style:font-weight-asian="normal" style:font-size-complex="14pt" style:font-weight-complex="normal" loext:padding="0in" loext:border="none"/>
    </style:style>
    <style:style style:name="T11" style:family="text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12db2b" style:text-blinking="false" style:font-size-asian="14pt" style:font-weight-asian="normal" style:font-size-complex="14pt" style:font-weight-complex="normal" loext:padding="0in" loext:border="none"/>
    </style:style>
    <style:style style:name="T12" style:family="text">
      <style:text-properties fo:font-variant="normal" fo:text-transform="none" fo:color="#ff0000" style:text-line-through-style="none" style:text-line-through-type="none" style:font-name="Arial" fo:font-size="14pt" fo:letter-spacing="normal" fo:language="en" fo:country="US" fo:font-style="normal" style:text-underline-style="none" fo:font-weight="normal" officeooo:rsid="001494ab" style:text-blinking="false" style:font-size-asian="14pt" style:font-weight-asian="normal" style:font-size-complex="14pt" style:font-weight-complex="normal" loext:padding="0in" loext:border="none"/>
    </style:style>
    <style:style style:name="T13" style:family="text">
      <style:text-properties fo:font-variant="normal" fo:text-transform="none" fo:color="#ff0000" style:text-line-through-style="none" style:text-line-through-type="none" style:font-name="Arial" fo:font-size="28.5pt" fo:letter-spacing="normal" fo:language="en" fo:country="US" fo:font-style="normal" style:text-underline-style="none" fo:font-weight="normal" style:text-blinking="false" style:font-size-asian="14pt" style:font-weight-asian="normal" style:font-size-complex="14pt" style:font-weight-complex="normal" loext:padding="0in" loext:border="none"/>
    </style:style>
    <style:style style:name="T14" style:family="text">
      <style:text-properties officeooo:rsid="000aec2c"/>
    </style:style>
    <style:style style:name="T15" style:family="text">
      <style:text-properties fo:color="#ce181e" officeooo:rsid="000aec2c"/>
    </style:style>
    <style:style style:name="T16" style:family="text">
      <style:text-properties officeooo:rsid="0012db2b"/>
    </style:style>
    <style:style style:name="T17" style:family="text">
      <style:text-properties officeooo:rsid="001494ab"/>
    </style:style>
    <style:style style:name="T18" style:family="text">
      <style:text-properties officeooo:rsid="001d481b"/>
    </style:style>
    <style:style style:name="T19" style:family="text">
      <style:text-properties fo:color="#000000" fo:font-size="25.5pt"/>
    </style:style>
    <style:style style:name="T20" style:family="text">
      <style:text-properties fo:color="#000000" fo:font-weight="normal"/>
    </style:style>
    <style:style style:name="T21" style:family="text">
      <style:text-properties fo:color="#000000" fo:font-weight="normal" officeooo:rsid="00290f37"/>
    </style:style>
    <style:style style:name="T22" style:family="text">
      <style:text-properties fo:color="#000000" style:font-name="Liberation Serif" fo:font-weight="normal" officeooo:rsid="00290f37"/>
    </style:style>
    <style:style style:name="T23" style:family="text">
      <style:text-properties fo:color="#000000" style:font-name="Liberation Serif" fo:font-size="12pt" fo:font-weight="normal" officeooo:rsid="00290f37" style:font-size-asian="12pt" style:font-size-complex="12pt"/>
    </style:style>
    <style:style style:name="T24" style:family="text">
      <style:text-properties officeooo:rsid="001f7661"/>
    </style:style>
    <style:style style:name="T25" style:family="text">
      <style:text-properties officeooo:rsid="00247905"/>
    </style:style>
    <style:style style:name="T26" style:family="text">
      <style:text-properties officeooo:rsid="0026306d"/>
    </style:style>
    <style:style style:name="T27" style:family="text">
      <style:text-properties fo:font-weight="normal"/>
    </style:style>
    <style:style style:name="T28" style:family="text">
      <style:text-properties fo:font-weight="normal" officeooo:rsid="002cd372"/>
    </style:style>
    <style:style style:name="T29" style:family="text">
      <style:text-properties fo:font-weight="normal" officeooo:rsid="002fe7cb"/>
    </style:style>
    <style:style style:name="T30" style:family="text">
      <style:text-properties style:font-name="Liberation Serif" fo:font-weight="normal"/>
    </style:style>
    <style:style style:name="T31" style:family="text">
      <style:text-properties style:font-name="Liberation Serif" fo:font-size="12pt" fo:font-weight="normal" style:font-size-asian="12pt" style:font-size-complex="12pt"/>
    </style:style>
    <style:style style:name="T32" style:family="text">
      <style:text-properties style:font-name="Liberation Serif" fo:font-size="12pt" fo:font-weight="normal" officeooo:rsid="002cd372" style:font-size-asian="12pt" style:font-size-complex="12pt"/>
    </style:style>
    <style:style style:name="T33" style:family="text">
      <style:text-properties style:font-name="Liberation Serif" fo:font-size="12pt" fo:font-weight="normal" officeooo:rsid="002ddc45" style:font-size-asian="12pt" style:font-size-complex="12pt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2ddc45" style:font-size-asian="12pt" style:font-size-complex="12pt"/>
    </style:style>
    <style:style style:name="T36" style:family="text">
      <style:text-properties officeooo:rsid="002fe7cb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318d0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ker PassItOn</text:p>
      <text:p text:style-name="P1"/>
      <text:p text:style-name="P5">Three ways of running a container:</text:p>
      <text:p text:style-name="P7"/>
      <text:p text:style-name="P7">Task: <text:span text:style-name="T26">start,execute and stop</text:span></text:p>
      <text:p text:style-name="P14">docker run fedora /bin/echo 'Hello world'</text:p>
      <text:p text:style-name="P14"/>
      <text:p text:style-name="P8">Interactively: <text:span text:style-name="T26">start in the console</text:span></text:p>
      <text:p text:style-name="P12">docker run -it fedora /bin/bash</text:p>
      <text:p text:style-name="P8"/>
      <text:p text:style-name="P8">Detached: <text:span text:style-name="T26">process in background</text:span></text:p>
      <text:p text:style-name="P12">docker run -d ubuntu /bin/sh -c "while true; do echo current date and time is: $(date); sleep 10; done"</text:p>
      <text:p text:style-name="P1"/>
      <text:p text:style-name="P6">Dockerfile example: <text:span text:style-name="T14">(</text:span><text:span text:style-name="T15">python simple app</text:span><text:span text:style-name="T14">)</text:span></text:p>
      <text:p text:style-name="P4"/>
      <text:p text:style-name="P13">cd /home/jorgeherran/Documents/passiton/docker/dockerfilesa<text:span text:style-name="T17">m</text:span>ple1</text:p>
      <text:p text:style-name="P13"><text:span text:style-name="T16">docker build -t pythonjh .</text:span> </text:p>
      <text:p text:style-name="P3"><text:span text:style-name="T10">docker run -p 4000:80 </text:span><text:span text:style-name="T11">pythonjh</text:span></text:p>
      <text:p text:style-name="P3"/>
      <text:p text:style-name="P52"><text:span text:style-name="T10">cd /home/jorgeherran/Documents/passiton/docker/dockerfilesa</text:span><text:span text:style-name="T12">m</text:span><text:span text:style-name="T10">ple</text:span><text:span text:style-name="T12">3</text:span></text:p>
      <text:p text:style-name="P52"><text:span text:style-name="T12"/></text:p>
      <text:p text:style-name="P51"><text:span text:style-name="T37">Dockerfile example</text:span><text:span text:style-name="T38">2</text:span><text:span text:style-name="T37">: (appnet app)</text:span></text:p>
      <text:p text:style-name="P48">cd /home/jorgeherran/Documents/passiton/docker/samplenetsql/aspnetapp</text:p>
      <text:p text:style-name="P48">docker build -t aspnetapp .</text:p>
      <text:p text:style-name="P48">docker run -d -p 8484:80 --name netappjh aspnetapp</text:p>
      <text:p text:style-name="P49">http://localhost:8484</text:p>
      <text:p text:style-name="P2"/>
      <text:p text:style-name="P4">Get the ip address of a container:</text:p>
      <text:p text:style-name="P2"/>
      <text:p text:style-name="P36"><text:span text:style-name="T1">docker run -it --name alpinejh</text:span><text:span text:style-name="T6"> -</text:span><text:span text:style-name="T1">d alpine ash</text:span></text:p>
      <text:p text:style-name="P36"><text:span text:style-name="T2">docker inspect --format '{{ .NetworkSettings.IPAddress</text:span><text:span text:style-name="T5"> </text:span><text:span text:style-name="T2">}}' alpinejh</text:span></text:p>
      <text:p text:style-name="P37">docker attach alpinejh</text:p>
      <text:p text:style-name="P37">rootxxxx#ip addr<text:line-break/>rootxxx# cat /etc/hosts</text:p>
      <text:p text:style-name="P38">ctrl -p + ctrl -q (leave the container without stopping it)</text:p>
      <text:p text:style-name="P2"/>
      <text:p text:style-name="P4">Get the port of a container:</text:p>
      <text:p text:style-name="P2"/>
      <text:p text:style-name="P34"><text:span text:style-name="T4">docker run -d -p 5000:5000 registry</text:span><text:span text:style-name="T7"> </text:span></text:p>
      <text:p text:style-name="P34"><text:soft-page-break/><text:span text:style-name="T4">docker port container_id</text:span><text:span text:style-name="T9"><text:line-break/></text:span><text:span text:style-name="T4">docker run -P -d nginx</text:span></text:p>
      <text:p text:style-name="P35"><text:span text:style-name="T2">docker port container_nam</text:span><text:span text:style-name="T3">e</text:span><text:span text:style-name="T2"><text:line-break/>docker ps</text:span></text:p>
      <text:p text:style-name="P43">Three kind of networks</text:p>
      <text:p text:style-name="P26">Host Example:</text:p>
      <text:p text:style-name="P15">docker run --rm -d --network host --name my_nginx nginx</text:p>
      <text:p text:style-name="P15">ip addr show</text:p>
      <text:p text:style-name="P15">sudo netstat -tulpn | grep :80</text:p>
      <text:p text:style-name="P16">docker network inspect host</text:p>
      <text:p text:style-name="P16">docker container stop my_nginx</text:p>
      <text:p text:style-name="P26"/>
      <text:p text:style-name="P26">Bridge Example:</text:p>
      <text:p text:style-name="P39">docker network create --driver bridge my_isolated_bridge_network</text:p>
      <text:p text:style-name="P39">docker network ls</text:p>
      <text:p text:style-name="P44">docker run --net=my_isolated_bridge_network --name=my_psql_db postgres</text:p>
      <text:p text:style-name="P44">docker network inspect my_isolated_brige_network</text:p>
      <text:p text:style-name="P27">Volume example:</text:p>
      <text:p text:style-name="P41">docker pull mysq<text:span text:style-name="T24">l</text:span></text:p>
      <text:p text:style-name="P41">docker run -d --name mysql -e MYSQL_ALLOW_EMPTY_PASSWORD=True mysql</text:p>
      <text:p text:style-name="P41">docker inspect mysql | grep volume</text:p>
      <text:p text:style-name="P41">docker container inspect mysql</text:p>
      <text:p text:style-name="P18">docker volume ls</text:p>
      <text:p text:style-name="P18"/>
      <text:p text:style-name="P31">Create more mysql containers and list its volumes:</text:p>
      <text:p text:style-name="P42">docker run -d --name mysql2 -e MYSQL_ALLOW_EMPTY_PASSWORD=True mysql</text:p>
      <text:p text:style-name="P42">docker run -d --name mysql3 -e MYSQL_ALLOW_EMPTY_PASSWORD=True mysql</text:p>
      <text:p text:style-name="P18">docker volume ls</text:p>
      <text:p text:style-name="P28"/>
      <text:p text:style-name="P27">Volume name example:</text:p>
      <text:p text:style-name="P40">docker run -d --name mysql -e MYSQL_ALLOW_EMPTY_PASSWORD=True -v mysql-db:/var/lib/mysql mysql</text:p>
      <text:p text:style-name="P19"><text:soft-page-break/>docker volume ls</text:p>
      <text:p text:style-name="P27"/>
      <text:p text:style-name="P27">Volume bind example:</text:p>
      <text:p text:style-name="P16">docker run --name nginxg2 -p 3333:80 -v $(pwd):/usr/share/nginx/html nginx</text:p>
      <text:p text:style-name="P22"/>
      <text:p text:style-name="P10"><text:span text:style-name="T25">Go to the path and modify the archive there</text:span>: <text:s/></text:p>
      <text:p text:style-name="P24">index.html</text:p>
      <text:p text:style-name="P27"/>
      <text:p text:style-name="P11">Reload the site and verify it has changed.</text:p>
      <text:p text:style-name="P24">http://localhost:3333</text:p>
      <text:p text:style-name="P27"/>
      <text:p text:style-name="P30">DOCKER MACHINE</text:p>
      <text:p text:style-name="P17">docker-machine create --driver=virtualbox myhost </text:p>
      <text:p text:style-name="P17">cd /home/jorgeherran/Documents/passiton/docker/machine/scripts</text:p>
      <text:p text:style-name="P17">sh ./swarm-create.sh</text:p>
      <text:p text:style-name="P23">docker-machine ls<text:span text:style-name="T19"> </text:span>(review created machines)</text:p>
      <text:p text:style-name="P17">sh ./swarm-<text:span text:style-name="T18">remove</text:span>.sh</text:p>
      <text:p text:style-name="P29"/>
      <text:p text:style-name="P29">DOCKER COMPOSE:</text:p>
      <text:p text:style-name="P29"/>
      <text:p text:style-name="P29"/>
      <text:p text:style-name="P27">docker compose example 1:</text:p>
      <text:p text:style-name="P20">cd /home/jorgeherran/Documents/passiton/docker/compose/sample1</text:p>
      <text:p text:style-name="P20"/>
      <text:p text:style-name="P27"/>
      <text:p text:style-name="P27">docker compose example 2:</text:p>
      <text:p text:style-name="P20">cd /home/jorgeherran/Documents/passiton/docker/compose/sample2</text:p>
      <text:p text:style-name="P20"/>
      <text:p text:style-name="P32"/>
      <text:p text:style-name="P33">docker compose example3: (overrade whalesay)</text:p>
      <text:p text:style-name="P21">cd /home/jorgeherran/Documents/passiton/docker/compose/samplewhale</text:p>
      <text:p text:style-name="P21"/>
      <text:p text:style-name="P25">docker-compose up</text:p>
      <text:p text:style-name="P25"/>
      <text:p text:style-name="P25"><text:span text:style-name="Strong_20_Emphasis"><text:span text:style-name="T27">docker-compose -f docker-compose.yml -f docker-override.yml up</text:span></text:span></text:p>
      <text:p text:style-name="P25"><text:span text:style-name="Strong_20_Emphasis"><text:span text:style-name="T27"/></text:span></text:p>
      <text:p text:style-name="P50"><text:span text:style-name="Strong_20_Emphasis"><text:span text:style-name="T31">docker compose example</text:span></text:span><text:span text:style-name="Strong_20_Emphasis"><text:span text:style-name="T32">4</text:span></text:span><text:span text:style-name="Strong_20_Emphasis"><text:span text:style-name="T31">: (</text:span></text:span><text:span text:style-name="Strong_20_Emphasis"><text:span text:style-name="T32">voting up</text:span></text:span><text:span text:style-name="Strong_20_Emphasis"><text:span text:style-name="T31">)</text:span></text:span></text:p>
      <text:p text:style-name="P50"><text:span text:style-name="Strong_20_Emphasis"><text:span text:style-name="T8">cd /home/jorgeherran/Documents/passiton/docker/compose/samplevote</text:span></text:span></text:p>
      <text:p text:style-name="P46"><text:span text:style-name="Strong_20_Emphasis"><text:span text:style-name="T27">docker-compose up</text:span></text:span></text:p>
      <text:p text:style-name="P46"><text:span text:style-name="Strong_20_Emphasis"><text:span text:style-name="T29">docker-compose logs</text:span></text:span></text:p>
      <text:p text:style-name="P46"><text:a xlink:type="simple" xlink:href="http://localhost:5000/" text:style-name="Internet_20_link" text:visited-style-name="Visited_20_Internet_20_Link"><text:span text:style-name="Strong_20_Emphasis"><text:span text:style-name="T29">http://localhost:5000</text:span></text:span></text:a><text:span text:style-name="Strong_20_Emphasis"><text:span text:style-name="T29">, </text:span></text:span><text:a xlink:type="simple" xlink:href="http://localhost:5001/" text:style-name="Internet_20_link" text:visited-style-name="Visited_20_Internet_20_Link"><text:span text:style-name="Strong_20_Emphasis"><text:span text:style-name="T29">http://localhost:5001</text:span></text:span></text:a></text:p>
      <text:p text:style-name="P50"><text:span text:style-name="Strong_20_Emphasis"><text:span text:style-name="T23"/></text:span></text:p>
      <text:p text:style-name="P50"><text:span text:style-name="Strong_20_Emphasis"><text:span text:style-name="T31"/></text:span></text:p>
      <text:p text:style-name="P50"><text:span text:style-name="Strong_20_Emphasis"><text:span text:style-name="T31"/></text:span></text:p>
      <text:p text:style-name="P50"><text:soft-page-break/><text:span text:style-name="Strong_20_Emphasis"><text:span text:style-name="T31">docker compose example</text:span></text:span><text:span text:style-name="Strong_20_Emphasis"><text:span text:style-name="T32">5</text:span></text:span><text:span text:style-name="Strong_20_Emphasis"><text:span text:style-name="T31">: (.</text:span></text:span><text:span text:style-name="Strong_20_Emphasis"><text:span text:style-name="T32">net</text:span></text:span><text:span text:style-name="Strong_20_Emphasis"><text:span text:style-name="T31">)</text:span></text:span></text:p>
      <text:p text:style-name="P50"/>
      <text:p text:style-name="P1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Arial MSFontService', 'Arial MSFontService', sans-serif"/>
    <style:font-face style:name="Lohit Devanagari1" svg:font-family="'Lohit Devanagari'"/>
    <style:font-face style:name="Menlo" svg:font-family="Menlo, Monaco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2:22:27.739587765</meta:creation-date>
    <dc:date>2019-09-04T11:52:10.923190092</dc:date>
    <meta:editing-duration>PT7H42M18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4" meta:paragraph-count="80" meta:word-count="386" meta:character-count="3080" meta:non-whitespace-character-count="2784"/>
  </office:meta>
</office:document-meta>
</file>